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start" style:justify-single-word="false"/>
      <style:text-properties style:font-name="Liberation Sans" fo:font-size="18.2000007629395pt" fo:font-weight="bold" officeooo:rsid="001d1f11" officeooo:paragraph-rsid="001d1f11" style:font-name-asian="Microsoft YaHei" style:font-size-asian="18.2000007629395pt" style:font-weight-asian="bold" style:font-name-complex="Arial" style:font-size-complex="18.2000007629395pt" style:font-weight-complex="bold"/>
    </style:style>
    <style:style style:name="P2" style:family="paragraph" style:parent-style-name="Heading_20_1">
      <style:paragraph-properties fo:text-align="start" style:justify-single-word="false"/>
      <style:text-properties style:font-name="Liberation Sans" fo:font-size="18.2000007629395pt" fo:font-weight="bold" officeooo:rsid="001d1f11" officeooo:paragraph-rsid="002308f6" style:font-name-asian="Microsoft YaHei" style:font-size-asian="18.2000007629395pt" style:font-weight-asian="bold" style:font-name-complex="Arial" style:font-size-complex="18.2000007629395pt" style:font-weight-complex="bold"/>
    </style:style>
    <style:style style:name="P3" style:family="paragraph" style:parent-style-name="Heading_20_1">
      <style:paragraph-properties fo:text-align="start" style:justify-single-word="false"/>
      <style:text-properties style:font-name="Liberation Sans" fo:font-size="18.2000007629395pt" fo:font-weight="bold" officeooo:rsid="00282895" officeooo:paragraph-rsid="00282895" style:font-name-asian="Microsoft YaHei" style:font-size-asian="18.2000007629395pt" style:font-weight-asian="bold" style:font-name-complex="Arial" style:font-size-complex="18.2000007629395pt" style:font-weight-complex="bold"/>
    </style:style>
    <style:style style:name="P4" style:family="paragraph" style:parent-style-name="Heading_20_2">
      <style:text-properties officeooo:rsid="001d1f11" officeooo:paragraph-rsid="001d1f11"/>
    </style:style>
    <style:style style:name="P5" style:family="paragraph" style:parent-style-name="Heading_20_2">
      <style:text-properties officeooo:rsid="0023c602" officeooo:paragraph-rsid="0023c602"/>
    </style:style>
    <style:style style:name="P6" style:family="paragraph" style:parent-style-name="Subtitle">
      <style:text-properties officeooo:rsid="000b6102" officeooo:paragraph-rsid="001d1f11"/>
    </style:style>
    <style:style style:name="P7" style:family="paragraph" style:parent-style-name="Text_20_body">
      <style:paragraph-properties fo:text-align="start" style:justify-single-word="false"/>
      <style:text-properties officeooo:paragraph-rsid="00282895"/>
    </style:style>
    <style:style style:name="P8" style:family="paragraph" style:parent-style-name="Text_20_body">
      <style:text-properties officeooo:rsid="001d1f11" officeooo:paragraph-rsid="001d1f11"/>
    </style:style>
    <style:style style:name="P9" style:family="paragraph" style:parent-style-name="Text_20_body">
      <style:paragraph-properties fo:text-align="start" style:justify-single-word="false"/>
      <style:text-properties fo:font-size="12pt" fo:font-weight="normal" officeooo:rsid="001d1f11" officeooo:paragraph-rsid="001d1f11"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font-weight="normal" officeooo:rsid="002308f6" officeooo:paragraph-rsid="002308f6" style:font-size-asian="10.5pt" style:font-weight-asian="normal" style:font-size-complex="12pt" style:font-weight-complex="normal"/>
    </style:style>
    <style:style style:name="P11" style:family="paragraph" style:parent-style-name="Text_20_body">
      <style:text-properties officeooo:rsid="00209c34" officeooo:paragraph-rsid="00209c34"/>
    </style:style>
    <style:style style:name="P12" style:family="paragraph" style:parent-style-name="Text_20_body">
      <style:text-properties officeooo:rsid="00216991" officeooo:paragraph-rsid="00216991"/>
    </style:style>
    <style:style style:name="P13" style:family="paragraph" style:parent-style-name="Text_20_body">
      <style:text-properties officeooo:rsid="00238850" officeooo:paragraph-rsid="00238850"/>
    </style:style>
    <style:style style:name="P14" style:family="paragraph" style:parent-style-name="Text_20_body">
      <style:text-properties officeooo:paragraph-rsid="0023c602"/>
    </style:style>
    <style:style style:name="P15" style:family="paragraph" style:parent-style-name="Text_20_body">
      <style:text-properties officeooo:rsid="0025e756" officeooo:paragraph-rsid="0025e756"/>
    </style:style>
    <style:style style:name="P16" style:family="paragraph" style:parent-style-name="Text_20_body">
      <style:paragraph-properties fo:text-align="start" style:justify-single-word="false"/>
      <style:text-properties officeooo:rsid="00282895" officeooo:paragraph-rsid="00282895"/>
    </style:style>
    <style:style style:name="P17" style:family="paragraph" style:parent-style-name="Text_20_body">
      <style:paragraph-properties fo:text-align="start" style:justify-single-word="false"/>
      <style:text-properties officeooo:rsid="00291bee" officeooo:paragraph-rsid="00291bee"/>
    </style:style>
    <style:style style:name="P18" style:family="paragraph" style:parent-style-name="Title">
      <style:text-properties style:font-name="Liberation Sans" fo:font-size="28pt" fo:font-weight="bold" officeooo:rsid="001d1f11" officeooo:paragraph-rsid="001d1f11" style:font-name-asian="Microsoft YaHei" style:font-size-asian="28pt" style:font-weight-asian="bold" style:font-name-complex="Arial" style:font-size-complex="28pt" style:font-weight-complex="bold"/>
    </style:style>
    <style:style style:name="T1" style:family="text">
      <style:text-properties style:font-name="Liberation Sans" style:font-name-asian="Microsoft YaHei" style:font-name-complex="Arial"/>
    </style:style>
    <style:style style:name="T2" style:family="text">
      <style:text-properties style:font-name="Liberation Sans" officeooo:rsid="001ea657" style:font-name-asian="Microsoft YaHei" style:font-name-complex="Arial"/>
    </style:style>
    <style:style style:name="T3" style:family="text">
      <style:text-properties style:font-name="Liberation Sans" officeooo:rsid="001d1f11" style:font-name-asian="Microsoft YaHei" style:font-name-complex="Arial"/>
    </style:style>
    <style:style style:name="T4" style:family="text">
      <style:text-properties style:font-name="Liberation Sans" officeooo:rsid="00238850" style:font-name-asian="Microsoft YaHei" style:font-name-complex="Arial"/>
    </style:style>
    <style:style style:name="T5" style:family="text">
      <style:text-properties style:font-name="Liberation Sans" officeooo:rsid="002699ce" style:font-name-asian="Microsoft YaHei" style:font-name-complex="Arial"/>
    </style:style>
    <style:style style:name="T6" style:family="text">
      <style:text-properties style:font-name="Liberation Sans" fo:font-size="12pt" fo:font-weight="normal" style:font-name-asian="Microsoft YaHei" style:font-size-asian="10.5pt" style:font-weight-asian="normal" style:font-name-complex="Arial" style:font-size-complex="12pt" style:font-weight-complex="normal"/>
    </style:style>
    <style:style style:name="T7" style:family="text">
      <style:text-properties style:font-name="Liberation Sans" fo:font-size="12pt" fo:font-weight="normal" officeooo:rsid="00282895" style:font-name-asian="Microsoft YaHei" style:font-size-asian="10.5pt" style:font-weight-asian="normal" style:font-name-complex="Arial" style:font-size-complex="12pt" style:font-weight-complex="normal"/>
    </style:style>
    <style:style style:name="T8" style:family="text">
      <style:text-properties style:font-name="Liberation Sans" fo:font-size="12pt" fo:font-weight="normal" officeooo:rsid="002a88eb" style:font-name-asian="Microsoft YaHei" style:font-size-asian="10.5pt" style:font-weight-asian="normal" style:font-name-complex="Arial" style:font-size-complex="12pt" style:font-weight-complex="normal"/>
    </style:style>
    <style:style style:name="T9" style:family="text">
      <style:text-properties officeooo:rsid="001da4cb"/>
    </style:style>
    <style:style style:name="T10" style:family="text">
      <style:text-properties fo:font-weight="bold" style:font-weight-asian="bold" style:font-weight-complex="bold"/>
    </style:style>
    <style:style style:name="T11" style:family="text">
      <style:text-properties fo:font-weight="bold" officeooo:rsid="001da4cb" style:font-weight-asian="bold" style:font-weight-complex="bold"/>
    </style:style>
    <style:style style:name="T12" style:family="text">
      <style:text-properties fo:font-weight="bold" officeooo:rsid="002398b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da4cb" style:font-weight-asian="normal" style:font-weight-complex="normal"/>
    </style:style>
    <style:style style:name="T15" style:family="text">
      <style:text-properties fo:font-weight="normal" officeooo:rsid="001ea657" style:font-weight-asian="normal" style:font-weight-complex="normal"/>
    </style:style>
    <style:style style:name="T16" style:family="text">
      <style:text-properties fo:font-weight="normal" officeooo:rsid="002398bb" style:font-weight-asian="normal" style:font-weight-complex="normal"/>
    </style:style>
    <style:style style:name="T17" style:family="text">
      <style:text-properties fo:font-weight="normal" officeooo:rsid="00258b1b" style:font-weight-asian="normal" style:font-weight-complex="normal"/>
    </style:style>
    <style:style style:name="T18" style:family="text">
      <style:text-properties fo:font-weight="normal" officeooo:rsid="002699ce" style:font-weight-asian="normal" style:font-weight-complex="normal"/>
    </style:style>
    <style:style style:name="T19" style:family="text">
      <style:text-properties officeooo:rsid="001ea657"/>
    </style:style>
    <style:style style:name="T20" style:family="text">
      <style:text-properties officeooo:rsid="00216991"/>
    </style:style>
    <style:style style:name="T21" style:family="text">
      <style:text-properties officeooo:rsid="002308f6"/>
    </style:style>
    <style:style style:name="T22" style:family="text">
      <style:text-properties officeooo:rsid="002398bb"/>
    </style:style>
    <style:style style:name="T23" style:family="text">
      <style:text-properties officeooo:rsid="00258b1b"/>
    </style:style>
    <style:style style:name="T24" style:family="text">
      <style:text-properties officeooo:rsid="0025e756"/>
    </style:style>
    <style:style style:name="T25" style:family="text">
      <style:text-properties officeooo:rsid="002699ce"/>
    </style:style>
    <style:style style:name="T26" style:family="text">
      <style:text-properties officeooo:rsid="00282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eplacement Burnoff Module Design</text:p>
      <text:p text:style-name="P6">By: Sean Koppenhafer</text:p>
      <text:h text:style-name="P3" text:outline-level="1">General Information</text:h>
      <text:p text:style-name="P17"><text:span text:style-name="T7">T</text:span><text:span text:style-name="T6">his circuit was designed for input supply voltages on Battery+ up to 15V. All parts have at least a -40C to 105C temperature rating.</text:span></text:p>
      <text:p text:style-name="P7"><text:span text:style-name="T7">The ignition and serial input pins are protected by standard diodes. The MAF PWR and Burnoff Signal output pins are protected by schottky diodes. Battery+ is protected by the pmos high side switch. Ground is the only pin not protected </text:span><text:span text:style-name="T8">by a diode or transistor.</text:span></text:p>
      <text:p text:style-name="P16"><text:span text:style-name="T6">All input pins, aside from ground, have a 0.1uF bypass capacitor. All ICs have the same 0.1uF bypass capacitors next to their supplies.</text:span></text:p>
      <text:p text:style-name="P16"><text:span text:style-name="T6">The unused second circuit on the AND gate has all of its inputs tied to ground and its output unconnected.</text:span></text:p>
      <text:h text:style-name="P1" text:outline-level="1">PIN F – MAF Power Control</text:h>
      <text:p text:style-name="P9"><text:span text:style-name="T1">From the OEM spec we know this pin needs to be on whenever the ignition is on, and for roughly five seconds after the ignition is turned off. </text:span><text:span text:style-name="T5">At a high level</text:span><text:span text:style-name="T1"> this breaks down in</text:span><text:span text:style-name="T2">to</text:span><text:span text:style-name="T1"> a high side switch to control PIN F </text:span><text:span text:style-name="T5">through a timer circuit</text:span><text:span text:style-name="T1">. The switch is controlled both by the ignition being being on and some sort of timer that holds the switch on after ignition drops. For the timer circuit a classic IC, the 555 timer, was used.</text:span></text:p>
      <text:h text:style-name="P4" text:outline-level="2">High-Side Switching</text:h>
      <text:p text:style-name="P8">A high side switch using a pmos and a nmos transistor in combination with a pullup resistor <text:span text:style-name="T19">on the pmos gate</text:span> was used. The circuit controls the gate of the nmos transistor to turn the pmos on/off. <text:span text:style-name="T9">The pmos can then supply battery+ (Pin A) to MAF PWR (Pin F) </text:span><text:span text:style-name="T11">and</text:span><text:span text:style-name="T14"> also provide a switched supply for the rest of the circui</text:span><text:span text:style-name="T15">t.</text:span><text:span text:style-name="T14"> Using </text:span><text:span text:style-name="T15">a </text:span><text:span text:style-name="T14">switched voltage source not just for MAF PWR (Pin F), but for the entire circuit, this design achieves a current draw of 19uA when off according to LTSpice simulation.</text:span></text:p>
      <text:p text:style-name="P11"><text:span text:style-name="T14">T</text:span><text:span text:style-name="T13">he nmos gate is controlled both by ignition (Pin B) and the output of the </text:span><text:span text:style-name="T18">five second </text:span><text:span text:style-name="T13">555 timer. Because the switched supply powers the rest of the circuit, we cannot have a glitch between when ignition (Pin B) goes low and the 555 timer output goes high. To solve this, the 555 timer output </text:span><text:span text:style-name="T10">and </text:span><text:span text:style-name="T13">ignition (Pin B) are on at the same time. When ignition (Pin B) goes high, the 555 timer output also goes high. When ignition (Pin B) goes low, the 555 timer keeps the switch on for five seconds before turning the switch off.</text:span></text:p>
      <text:h text:style-name="P4" text:outline-level="2"><text:soft-page-break/>Five Second Timer</text:h>
      <text:p text:style-name="P8">After ignition (Pin B) goes from high to low (12V → 0V), we need MAF PWR (Pin <text:span text:style-name="T9">F) to stay high for five seconds. A 555 timer is a simple, well-known IC that implements a timer. In the monostable configuration we can achieve a five second delay using a 47k resistor and a 100uF capacitor. Unfortunately, the delay begins on the negative edge of the trigger signal </text:span><text:span text:style-name="T20">in the standard monostable 555 configuration</text:span><text:span text:style-name="T9">, </text:span><text:span text:style-name="T20">which is a problem. I needed to find a way to move the delay to the positive edge of the trigger signal so that I could pull trigger low the entire time ignition was on to ensure there would be no glitches on the switched supply.</text:span></text:p>
      <text:p text:style-name="P12">Thanks to user bunky_bunk on Reddit, I was able to find a solution. Tying the threshold and trigger signals together to the RC network, then adding a nmos controlled by ignition (Pin B), which bypassed the 100uF capacitor, solved the problem. When ignition (Pin B) is on, the nmos is on, which bypasses the 100uF capacitor and pulls trigger/threshold to ground. This turns the 555 timer on. When ignition (Pin B) turns off, the nmos turns off, connecting the 100uF capacitor to trigger/threshold. As the capacitor charges, the voltage rises above the <text:span text:style-name="T25">off</text:span> threshold <text:span text:style-name="T25">of the 555 timer </text:span>after roughly 5.17 seconds, turning the 555 timer off.</text:p>
      <text:h text:style-name="P2" text:outline-level="1">PIN <text:span text:style-name="T21">D</text:span> – <text:span text:style-name="T21">Burnoff Signal</text:span> Control</text:h>
      <text:p text:style-name="P10"><text:span text:style-name="T3">C</text:span><text:span text:style-name="T1">ontrolling the burnoff signal </text:span><text:span text:style-name="T4">is </text:span><text:span text:style-name="T1">more difficult than MAF PWR. </text:span><text:span text:style-name="T4">The same high side switch circuit could be reused, as could a 555 timer to control the delay. More control logic </text:span><text:span text:style-name="T5">to control the switch</text:span><text:span text:style-name="T4"> was required though, which lead to much of the circuits complexity detailed below.</text:span></text:p>
      <text:h text:style-name="Heading_20_2" text:outline-level="2">Timer Control Logic</text:h>
      <text:p text:style-name="P13">A two circuit comparator IC was used to determine when ignition (Pin B) was low and when we were in closed vs open loop. To create a constant reference voltage, a 5v linear regulator <text:span text:style-name="T25">is </text:span>used. If ignition is less than 5v, then the output of the comparator is high. A voltage divider off of the 5v supply was used to create a 3.2V reference voltage for the serial (Pin C) comparator. If the Serial pin is below 3.2v, the comparator output is high.</text:p>
      <text:p text:style-name="P13">An AND gate is used to <text:span text:style-name="T22">create a ‘do a burnoff cycle’ signal. If both outputs of the comparator are high (ignition is off </text:span><text:span text:style-name="T12">and </text:span><text:span text:style-name="T16">we are in closed loop), then we should do a burnoff cycle.</text:span></text:p>
      <text:h text:style-name="P5" text:outline-level="2">On-After Four Second Delay Timer</text:h>
      <text:p text:style-name="P14"><text:a xlink:type="simple" xlink:href="https://youtu.be/bdZ9r2Ok0LE" text:style-name="Internet_20_link" text:visited-style-name="Visited_20_Internet_20_Link"><text:span text:style-name="T17">LearnElectronics</text:span></text:a> <text:span text:style-name="T23">from YouTube gave me the base “on-after delay” circuit. A 39k resistor with a 100uF capacitor </text:span><text:span text:style-name="T26">creates r</text:span><text:span text:style-name="T23">oughly a four second delay. </text:span><text:span text:style-name="T24">For a while I struggled with how to enable the delay</text:span><text:span text:style-name="T26">ed timer</text:span><text:span text:style-name="T24"> and also how to turn the timer off since the base circuit never turns the timer off. Using the same principle from the five second timer, bypassing the capacitor in the RC network and holding the trigger pin high would allow me to not start the delay until a burnoff was requested by the AND gate. A pmos was used to bypass the capacitor, which works perfectly, since the pmos would be on (bypassing the capacitor) when the AND gate is low, and the pmos would be off when the AND gate is high (allow the delay to start).</text:span></text:p>
      <text:p text:style-name="P15"><text:soft-page-break/>Because the 555 timer is on the same switched supply as the rest of the circuit, the other 555 timer actually turns this timer off. Relying on the other timer to switch things off after five seconds created the staggered burnoff signal: off for four seconds, on for one second, and then off when the other 555 timer shuts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3T11:50:07.890000000</meta:creation-date>
    <dc:date>2021-11-13T16:47:34.923000000</dc:date>
    <meta:editing-duration>PT2H10M12S</meta:editing-duration>
    <meta:editing-cycles>9</meta:editing-cycles>
    <meta:generator>LibreOffice/7.1.6.2$Windows_X86_64 LibreOffice_project/0e133318fcee89abacd6a7d077e292f1145735c3</meta:generator>
    <meta:document-statistic meta:table-count="0" meta:image-count="0" meta:object-count="0" meta:page-count="3" meta:paragraph-count="23" meta:word-count="1009" meta:character-count="5535" meta:non-whitespace-character-count="4547"/>
  </office:meta>
</office:document-meta>
</file>